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004cm" svg:x="20.129cm" svg:y="0.531cm">
            <draw:object draw:notify-on-update-of-ranges="Sheet1.C1:Sheet1.C1 Sheet1.C2:Sheet1.C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umber of elements</text:p>
          </table:table-cell>
          <table:table-cell/>
          <table:table-cell office:value-type="string" calcext:value-type="string">
            <text:p>run tm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7.897" calcext:value-type="float">
            <text:p>7.8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2.9" calcext:value-type="float">
            <text:p>12.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4.98" calcext:value-type="float">
            <text:p>14.9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20.4" calcext:value-type="float">
            <text:p>20.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21.02" calcext:value-type="float">
            <text:p>21.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23.12" calcext:value-type="float">
            <text:p>23.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24.5" calcext:value-type="float">
            <text:p>24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3T10:40:58.745608990</meta:creation-date>
    <dc:date>2023-01-13T11:00:22.134129775</dc:date>
    <meta:editing-duration>PT9M13S</meta:editing-duration>
    <meta:editing-cycles>1</meta:editing-cycles>
    <meta:document-statistic meta:table-count="1" meta:cell-count="16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6.434cm" svg:y="0.316cm" chart:style-name="ch2">
          <text:p>Max Sub Array</text:p>
        </chart:title>
        <chart:legend chart:legend-position="end" svg:x="13.49cm" svg:y="4.203cm" style:legend-expansion="high" chart:style-name="ch3"/>
        <chart:plot-area chart:style-name="ch4" table:cell-range-address="Sheet1.C1:Sheet1.C8" chart:data-source-has-labels="row" svg:x="1.33cm" svg:y="1.275cm" svg:width="11.841cm" svg:height="6.569cm">
          <chartooo:coordinate-region svg:x="1.951cm" svg:y="1.474cm" svg:width="11.126cm" svg:height="5.723cm"/>
          <chart:axis chart:dimension="x" chart:name="primary-x" chart:style-name="ch5">
            <chart:title svg:x="5.738cm" svg:y="8.024cm" chart:style-name="ch6">
              <text:p>Number of elements</text:p>
            </chart:title>
          </chart:axis>
          <chart:axis chart:dimension="y" chart:name="primary-y" chart:style-name="ch5">
            <chart:title svg:x="0.451cm" svg:y="5.41cm" chart:style-name="ch7">
              <text:p>Time taken</text:p>
            </chart:title>
            <chart:grid chart:style-name="ch8" chart:class="major"/>
          </chart:axis>
          <chart:series chart:style-name="ch9" chart:values-cell-range-address="Sheet1.C2:Sheet1.C8" chart:label-cell-address="Sheet1.C1:Sheet1.C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un tm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897">
                <text:p>7.897</text:p>
                <draw:g>
                  <svg:desc>Sheet1.C2:Sheet1.C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.98">
                <text:p>14.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.02">
                <text:p>21.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.12">
                <text:p>23.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.5">
                <text:p>24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